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4E8C00007A7A8E131B3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magini1" text:anchor-type="paragraph" svg:width="17cm" svg:height="26.506cm" draw:z-index="0"><draw:image xlink:href="Pictures/2000000700004E8C00007A7A8E131B33.svm" xlink:type="simple" xlink:show="embed" xlink:actuate="onLoad"/></draw:frame></text:p>
      <text:p text:style-name="Standard"><text:soft-page-break/>Ho utilizzato la scheda di rete in NAT per collegarmi, ho modificato il file interfaces mettendo la connesione in hdcp per collegarmi a internet, ho scaricato gli aggiornamenti e le app necessarie e sono arrivato al livello 10 del gioc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ssio Rossetti</meta:initial-creator>
    <meta:creation-date>2024-01-30T15:54:09.08</meta:creation-date>
    <meta:document-statistic meta:table-count="0" meta:image-count="1" meta:object-count="0" meta:page-count="2" meta:paragraph-count="1" meta:word-count="40" meta:character-count="236"/>
    <dc:date>2024-01-30T15:55:48.95</dc:date>
    <dc:creator>Alessio Rossetti</dc:creator>
    <meta:editing-duration>PT1M40S</meta:editing-duration>
    <meta:editing-cycles>1</meta:editing-cycles>
    <meta:generator>OpenOffice/4.1.14$Win32 OpenOffice.org_project/4114m1$Build-9811</meta:generator>
  </office:meta>
</office:document-meta>
</file>